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3pt" fo:font-weight="normal" style:font-size-asian="13pt" style:font-weight-asian="normal" style:font-size-complex="13pt" style:font-weight-complex="normal"/>
    </style:style>
    <style:style style:name="P6" style:family="paragraph" style:parent-style-name="Standard" style:list-style-name="L2">
      <style:paragraph-properties fo:text-align="start" style:justify-single-word="false"/>
      <style:text-properties fo:font-size="13pt" fo:font-weight="normal"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6pt" style:font-size-asian="16pt" style:font-size-complex="16pt"/>
    </style:style>
    <style:style style:name="P1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T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s ist die GEMA?</text:p>
      <text:p text:style-name="P1"/>
      <text:list xml:id="list3943538807765676900" text:style-name="L1">
        <text:list-item>
          <text:p text:style-name="P5">Gesellschaft für musikalische Aufführungs- und mechanische Vervielfältigungsrechte </text:p>
          <text:list>
            <text:list-item>
              <text:p text:style-name="P9">Vertritt die Rechte der Urheber (nimmt Geld für die Nutzung der Musik)</text:p>
            </text:list-item>
            <text:list-item>
              <text:p text:style-name="P9">bietet Tarife für die Nutzer der Musik (Bars/Clubs, Film-/Fernsehproduktionen, Internet, Vervielfältigung)</text:p>
            </text:list-item>
          </text:list>
        </text:list-item>
      </text:list>
      <text:p text:style-name="P4"/>
      <text:list xml:id="list43689580" text:continue-numbering="true" text:style-name="L1">
        <text:list-item>
          <text:p text:style-name="P5">Verwertungsgesellschaft </text:p>
          <text:list>
            <text:list-item>
              <text:p text:style-name="P9">Agiert rechtlich wie eine staatliche Einrichtung</text:p>
            </text:list-item>
            <text:list-item>
              <text:p text:style-name="P9">Gesetzliche Monopolstellung (einzige Einrichtung für Urheberrechte im Bereich in Deutschland )</text:p>
            </text:list-item>
          </text:list>
        </text:list-item>
      </text:list>
      <text:p text:style-name="P4"/>
      <text:list xml:id="list43708891" text:continue-numbering="true" text:style-name="L1">
        <text:list-item>
          <text:p text:style-name="P9">60000 Mitglieder in Deutschland und 2 Millionen im Ausland</text:p>
        </text:list-item>
      </text:list>
      <text:p text:style-name="P4"/>
      <text:p text:style-name="P4"/>
      <text:p text:style-name="P12">Clubs</text:p>
      <text:p text:style-name="P11"/>
      <text:list xml:id="list6495046159652777432" text:style-name="L2">
        <text:list-item>
          <text:p text:style-name="P6">2012 gab es eine Ankündigung der neuen Gebührentarife, die wenn sie 2013 so umgesetzt werden Clubbetreiber in den Ruin treiben werden.</text:p>
        </text:list-item>
        <text:list-item>
          <text:p text:style-name="P6">Bisher gab es alleine für Live-Konzerte ca. 20 verschiedene Tarife, die sich aus Größe, Art, Dauer, Eintrittpreis uvm. zusammen gesetzt haben.</text:p>
        </text:list-item>
        <text:list-item>
          <text:p text:style-name="P6">Die Neue Reform soll nur noch 2 Tarife beinhalten. Einen für Konzerte und einen für abgespielte Musik. </text:p>
        </text:list-item>
        <text:list-item>
          <text:p text:style-name="P6">Diese Tarife sind zusätzlich auch noch viel zu einfach, da sie lediglich die Größe des Veranstaltungsortes und den Eintrittpreis beachten.</text:p>
        </text:list-item>
        <text:list-item>
          <text:p text:style-name="P6">Dies führt teilweise zu Beitragserhöhungen von über 1000%</text:p>
        </text:list-item>
        <text:list-item>
          <text:p text:style-name="P6">Bsp.: Ein mittelgroßer Clubbetreiber zahlt bisher jährlich 16000€ an die GEMA. Nach der neuen Reform wären es 228.000€ pro Jahr</text:p>
        </text:list-item>
        <text:list-item>
          <text:p text:style-name="P6">Bisher ist auch noch nicht wirklich klar, ob die Preiserhöhungen den Künstler und Urhebern wirklich zu gute kommen. Es heißt, dass lediglich Labelbosse und Produzenten davon profitieren.</text:p>
        </text:list-item>
        <text:list-item>
          <text:p text:style-name="P6">Ein abwenden dieser Reform zu Seiten der GEMA ist nicht in Sicht. Die GEMA behauptet zwar, dass gerne nach Lösungen suchen würden um die Betreiber nicht zu schädigen, aber viel ist bisher nicht passiert</text:p>
        </text:list-item>
        <text:list-item>
          <text:p text:style-name="P6">Es gibt im Internet viele Petitionen, in denen seine Stimme gegen die Durchführung der Tarifreform abgeben kann, was in Anbetracht der Lage wohl der letzte Ausweg ist.</text:p>
        </text:list-item>
      </text:list>
      <text:p text:style-name="P4"/>
      <text:p text:style-name="P4"/>
      <text:p text:style-name="P4"/>
      <text:p text:style-name="P4"/>
      <text:p text:style-name="P4"/>
      <text:p text:style-name="P4"/>
      <text:p text:style-name="P4"/>
      <text:p text:style-name="P4"/>
      <text:p text:style-name="P4"/>
      <text:p text:style-name="P4"/>
      <text:p text:style-name="P10"><text:soft-page-break/>Quellen:</text:p>
      <text:p text:style-name="P2"><text:span text:style-name="T1">http://de.wikipedia.org/wiki/Gesellschaft_für_musikalische_Aufführungs_und_mechanische_Vervielfältigungsrechte</text:span></text:p>
      <text:p text:style-name="P3">http://de.wikipedia.org/wiki/Verwertungsgesellschaft</text:p>
      <text:p text:style-name="P3">http://www.spiegel.de/kultur/musik/die-clubszene-protestiert-gegen-die-gema-tarifreform-a-854351.html</text:p>
      <text:p text:style-name="P3"/>
      <text:p text:style-name="P10">Bilder:</text:p>
      <text:p text:style-name="P3">http://www.tagseoblog.de/images4/gema-video-leider-nicht-verfuegbar.jp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5T17:22:43.83</meta:creation-date>
    <dc:date>2012-11-25T23:55:50.46</dc:date>
    <meta:editing-duration>PT1H12M54S</meta:editing-duration>
    <meta:editing-cycles>2</meta:editing-cycles>
    <meta:generator>OpenOffice.org/3.4.1$Win32 OpenOffice.org_project/341m1$Build-9593</meta:generator>
    <meta:document-statistic meta:table-count="0" meta:image-count="0" meta:object-count="0" meta:page-count="2" meta:paragraph-count="24" meta:word-count="279" meta:character-count="2126"/>
  </office:meta>
</office:document-meta>
</file>